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12cm" fo:min-width="2.421cm"/>
    </style:style>
    <style:style style:name="gr2" style:family="graphic" style:parent-style-name="standard">
      <style:graphic-properties svg:stroke-width="0.018cm" svg:stroke-color="#999999" draw:marker-start-width="0.219cm" draw:marker-end-width="0.219cm" draw:fill="none" draw:textarea-horizontal-align="justify" draw:textarea-vertical-align="middle" draw:auto-grow-height="false" fo:min-height="2.083cm" fo:min-width="8.31cm" fo:padding-top="0.122cm" fo:padding-bottom="0.122cm" fo:padding-left="0.247cm" fo:padding-right="0.247cm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1.532cm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2.04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marker-end="Arrow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512cm" fo:min-width="2.929cm"/>
    </style:style>
    <style:style style:name="gr10" style:family="graphic" style:parent-style-name="standard">
      <style:graphic-properties draw:opacity="100%" draw:textarea-horizontal-align="justify" draw:textarea-vertical-align="middle" draw:auto-grow-height="false" fo:min-height="0.11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766cm" fo:min-width="1.40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13" style:family="graphic" style:parent-style-name="standard">
      <style:graphic-properties svg:stroke-width="0.018cm" svg:stroke-color="#999999" draw:marker-start-width="0.219cm" draw:marker-end-width="0.219cm" draw:fill="none" draw:textarea-horizontal-align="justify" draw:textarea-vertical-align="middle" draw:auto-grow-height="false" fo:min-height="5.58cm" fo:min-width="8.378cm" fo:padding-top="0.122cm" fo:padding-bottom="0.122cm" fo:padding-left="0.247cm" fo:padding-right="0.247cm"/>
    </style:style>
    <style:style style:name="gr14" style:family="graphic" style:parent-style-name="objectwithoutfill">
      <style:graphic-properties draw:marker-end="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0cm"/>
    </style:style>
    <style:style style:name="gr16" style:family="graphic" style:parent-style-name="standard">
      <style:graphic-properties svg:stroke-width="0.018cm" svg:stroke-color="#999999" draw:marker-start-width="0.219cm" draw:marker-end-width="0.219cm" draw:fill="none" draw:textarea-horizontal-align="justify" draw:textarea-vertical-align="middle" draw:auto-grow-height="false" fo:min-height="5.459cm" fo:min-width="11.178cm" fo:padding-top="0.122cm" fo:padding-bottom="0.122cm" fo:padding-left="0.247cm" fo:padding-right="0.247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opacity="100%"/>
      <style:paragraph-properties fo:text-align="center"/>
    </style:style>
    <style:style style:name="P7" style:family="paragraph">
      <style:text-properties fo:color="#999999"/>
    </style:style>
    <style:style style:name="P8" style:family="paragraph">
      <loext:graphic-properties draw:fill="none" draw:fill-color="#ffffff"/>
      <style:text-properties fo:color="#999999"/>
    </style:style>
    <style:style style:name="P9" style:family="paragraph"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9999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21cm" svg:height="0.762cm" svg:x="16.621cm" svg:y="7.223cm">
          <text:p text:style-name="P1"><text:span text:style-name="T1">Exp.Enve</text:span><text:span text:style-name="T1">lo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9.144cm" svg:height="2.667cm" svg:x="1.508cm" svg:y="7.858cm">
          <text:p/>
          <draw:enhanced-geometry svg:viewBox="0 0 21600 21600" draw:path-stretchpoint-x="10800" draw:path-stretchpoint-y="10800" draw:text-areas="?f3 ?f4 ?f5 ?f6" draw:type="round-rectangle" draw:modifiers="4700.660233621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032cm" svg:height="1.016cm" svg:x="3.286cm" svg:y="6.334cm">
          <text:p text:style-name="P1"><text:span text:style-name="T1">PADsyn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032cm" svg:height="1.016cm" svg:x="2.905cm" svg:y="8.874cm">
          <text:p text:style-name="P1"><text:span text:style-name="T1">S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54cm" svg:height="1.016cm" svg:x="7.604cm" svg:y="8.874cm">
          <text:p text:style-name="P1"><text:span text:style-name="T1">Distor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032cm" svg:height="1.016cm" svg:x="7.985cm" svg:y="6.334cm">
          <text:p text:style-name="P1"><text:span text:style-name="T1">Low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508cm" svg:height="0.508cm" draw:transform="rotate (-1.5707963267949) translate (6.969cm 6.58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2" draw:layer="layout" svg:x1="6.969cm" svg:y1="6.842cm" svg:x2="7.985cm" svg:y2="6.842cm">
          <text:p/>
        </draw:line>
        <draw:line draw:style-name="gr7" draw:text-style-name="P2" draw:layer="layout" svg:x1="5.318cm" svg:y1="6.842cm" svg:x2="6.461cm" svg:y2="6.842cm">
          <text:p/>
        </draw:line>
        <draw:line draw:style-name="gr6" draw:text-style-name="P2" draw:layer="layout" svg:x1="6.715cm" svg:y1="5.064cm" svg:x2="6.715cm" svg:y2="6.588cm">
          <text:p/>
        </draw:line>
        <draw:line draw:style-name="gr6" draw:text-style-name="P2" draw:layer="layout" svg:x1="8.366cm" svg:y1="4.048cm" svg:x2="8.366cm" svg:y2="6.334cm">
          <text:p/>
        </draw:line>
        <draw:line draw:style-name="gr7" draw:text-style-name="P2" draw:layer="layout" svg:x1="5.318cm" svg:y1="5.064cm" svg:x2="6.715cm" svg:y2="5.064cm">
          <text:p/>
        </draw:line>
        <draw:frame draw:style-name="gr8" draw:text-style-name="P5" draw:layer="layout" svg:width="1.857cm" svg:height="0.581cm" svg:x="5.572cm" svg:y="4.483cm">
          <draw:text-box>
            <text:p text:style-name="P4"><text:span text:style-name="T2">PAD.Gai</text:span><text:span text:style-name="T2">n</text:span></text:p>
          </draw:text-box>
        </draw:frame>
        <draw:custom-shape draw:style-name="gr9" draw:text-style-name="P1" draw:layer="layout" svg:width="3.429cm" svg:height="0.762cm" svg:x="1.889cm" svg:y="3.667cm">
          <text:p text:style-name="P1"><text:span text:style-name="T1">Bezier Envelo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2" draw:layer="layout" svg:x1="5.318cm" svg:y1="4.048cm" svg:x2="8.366cm" svg:y2="4.048cm">
          <text:p/>
        </draw:line>
        <draw:frame draw:style-name="gr8" draw:text-style-name="P5" draw:layer="layout" svg:width="2.195cm" svg:height="0.581cm" svg:x="5.572cm" svg:y="3.413cm">
          <draw:text-box>
            <text:p text:style-name="P4"><text:span text:style-name="T2">PAD.Cutoff</text:span></text:p>
          </draw:text-box>
        </draw:frame>
        <draw:line draw:style-name="gr7" draw:text-style-name="P2" draw:layer="layout" svg:x1="5.318cm" svg:y1="3.032cm" svg:x2="8.874cm" svg:y2="3.032cm">
          <text:p/>
        </draw:line>
        <draw:frame draw:style-name="gr8" draw:text-style-name="P5" draw:layer="layout" svg:width="1.349cm" svg:height="0.581cm" svg:x="5.572cm" svg:y="2.397cm">
          <draw:text-box>
            <text:p text:style-name="P4"><text:span text:style-name="T2">PAD.Q</text:span></text:p>
          </draw:text-box>
        </draw:frame>
        <draw:line draw:style-name="gr6" draw:text-style-name="P2" draw:layer="layout" svg:x1="8.874cm" svg:y1="3.032cm" svg:x2="8.874cm" svg:y2="6.334cm">
          <text:p/>
        </draw:line>
        <draw:line draw:style-name="gr6" draw:text-style-name="P2" draw:layer="layout" svg:x1="6.588cm" svg:y1="9.382cm" svg:x2="7.604cm" svg:y2="9.382cm">
          <text:p/>
        </draw:line>
        <draw:g>
          <draw:custom-shape draw:style-name="gr10" draw:text-style-name="P6" draw:layer="layout" svg:width="0.508cm" svg:height="0.508cm" svg:x="13.192cm" svg:y="9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2" draw:layer="layout" svg:x1="13.277cm" svg:y1="9.382cm" svg:x2="13.616cm" svg:y2="9.382cm">
            <text:p/>
          </draw:line>
          <draw:line draw:style-name="gr7" draw:text-style-name="P2" draw:layer="layout" svg:x1="13.446cm" svg:y1="9.213cm" svg:x2="13.446cm" svg:y2="9.552cm">
            <text:p/>
          </draw:line>
        </draw:g>
        <draw:line draw:style-name="gr6" draw:text-style-name="P2" draw:layer="layout" svg:x1="13.446cm" svg:y1="6.842cm" svg:x2="13.446cm" svg:y2="9.128cm">
          <text:p/>
        </draw:line>
        <draw:line draw:style-name="gr6" draw:text-style-name="P2" draw:layer="layout" svg:x1="10.144cm" svg:y1="9.382cm" svg:x2="13.192cm" svg:y2="9.382cm">
          <text:p/>
        </draw:line>
        <draw:line draw:style-name="gr6" draw:text-style-name="P2" draw:layer="layout" svg:x1="15.605cm" svg:y1="9.382cm" svg:x2="17.256cm" svg:y2="9.382cm">
          <text:p/>
        </draw:line>
        <draw:custom-shape draw:style-name="gr11" draw:text-style-name="P1" draw:layer="layout" svg:width="1.905cm" svg:height="1.016cm" svg:x="17.256cm" svg:y="8.874cm">
          <text:p text:style-name="P1"><text:span text:style-name="T1">16x S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2.534cm" svg:height="0.747cm" svg:x="1.641cm" svg:y="1.635cm">
          <draw:text-box>
            <text:p text:style-name="P7"><text:span text:style-name="T3">P</text:span><text:span text:style-name="T3">A</text:span><text:span text:style-name="T3">D</text:span><text:span text:style-name="T3">s</text:span><text:span text:style-name="T3">y</text:span><text:span text:style-name="T3">n</text:span><text:span text:style-name="T3">t</text:span><text:span text:style-name="T3">h</text:span></text:p>
          </draw:text-box>
        </draw:frame>
        <draw:frame draw:style-name="gr8" draw:text-style-name="P8" draw:layer="layout" svg:width="2.788cm" svg:height="0.747cm" svg:x="1.768cm" svg:y="7.985cm">
          <draw:text-box>
            <text:p text:style-name="P7"><text:span text:style-name="T3">Modulator</text:span></text:p>
          </draw:text-box>
        </draw:frame>
        <draw:frame draw:style-name="gr12" draw:text-style-name="P5" draw:layer="layout" svg:width="2.413cm" svg:height="0.635cm" svg:x="12.176cm" svg:y="9.636cm">
          <draw:text-box>
            <text:p text:style-name="P4"><text:span text:style-name="T2">Mod:PAD </text:span><text:span text:style-name="T2">Mix</text:span></text:p>
          </draw:text-box>
        </draw:frame>
        <draw:custom-shape draw:style-name="gr13" draw:text-style-name="P2" draw:layer="layout" svg:width="9.144cm" svg:height="6.096cm" svg:x="1.508cm" svg:y="1.50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654.453009676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0.508cm" svg:height="0.508cm" draw:transform="rotate (-1.5707963267949) translate (6.588cm 9.12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2" draw:layer="layout" svg:x1="4.937cm" svg:y1="9.382cm" svg:x2="6.08cm" svg:y2="9.382cm">
          <text:p/>
        </draw:line>
        <draw:frame draw:style-name="gr12" draw:text-style-name="P5" draw:layer="layout" svg:width="1.905cm" svg:height="0.635cm" svg:x="5.318cm" svg:y="9.763cm">
          <draw:text-box>
            <text:p text:style-name="P4"><text:span text:style-name="T2">ClipGain</text:span></text:p>
          </draw:text-box>
        </draw:frame>
        <draw:custom-shape draw:style-name="gr3" draw:text-style-name="P1" draw:layer="layout" svg:width="2.032cm" svg:height="1.016cm" svg:x="20.177cm" svg:y="8.874cm">
          <text:p text:style-name="P1"><text:span text:style-name="T1">Low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2" draw:layer="layout" svg:x1="19.161cm" svg:y1="9.382cm" svg:x2="20.177cm" svg:y2="9.382cm">
          <text:p/>
        </draw:line>
        <draw:line draw:style-name="gr14" draw:text-style-name="P2" draw:layer="layout" svg:x1="22.209cm" svg:y1="9.382cm" svg:x2="23.225cm" svg:y2="9.382cm">
          <text:p/>
        </draw:line>
        <draw:custom-shape draw:style-name="gr5" draw:text-style-name="P3" draw:layer="layout" svg:width="0.508cm" svg:height="0.508cm" draw:transform="rotate (-1.5707963267949) translate (23.733cm 9.12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2" draw:layer="layout" svg:x1="26.4cm" svg:y1="9.382cm" svg:x2="27.416cm" svg:y2="9.382cm">
          <text:p/>
        </draw:line>
        <draw:line draw:style-name="gr6" draw:text-style-name="P2" draw:layer="layout" svg:x1="20.812cm" svg:y1="7.604cm" svg:x2="20.812cm" svg:y2="8.874cm">
          <text:p/>
        </draw:line>
        <draw:line draw:style-name="gr6" draw:text-style-name="P2" draw:layer="layout" svg:x1="21.955cm" svg:y1="6.588cm" svg:x2="21.955cm" svg:y2="8.874cm">
          <text:p/>
        </draw:line>
        <draw:frame draw:style-name="gr8" draw:text-style-name="P5" draw:layer="layout" svg:width="2.195cm" svg:height="0.581cm" svg:x="19.542cm" svg:y="6.969cm">
          <draw:text-box>
            <text:p text:style-name="P4"><text:span text:style-name="T2">Car.Cutoff</text:span></text:p>
          </draw:text-box>
        </draw:frame>
        <draw:frame draw:style-name="gr15" draw:text-style-name="P5" draw:layer="layout" svg:width="1.349cm" svg:height="0.581cm" svg:x="19.542cm" svg:y="5.88cm">
          <draw:text-box>
            <text:p text:style-name="P4"><text:span text:style-name="T2">Car.Q</text:span></text:p>
          </draw:text-box>
        </draw:frame>
        <draw:frame draw:style-name="gr8" draw:text-style-name="P5" draw:layer="layout" svg:width="1.857cm" svg:height="0.581cm" svg:x="19.542cm" svg:y="4.864cm">
          <draw:text-box>
            <text:p text:style-name="P4"><text:span text:style-name="T2">Car.Gain</text:span></text:p>
          </draw:text-box>
        </draw:frame>
        <draw:line draw:style-name="gr6" draw:text-style-name="P2" draw:layer="layout" svg:x1="23.479cm" svg:y1="5.572cm" svg:x2="23.479cm" svg:y2="9.128cm">
          <text:p/>
        </draw:line>
        <draw:custom-shape draw:style-name="gr9" draw:text-style-name="P1" draw:layer="layout" svg:width="3.429cm" svg:height="0.762cm" svg:x="1.889cm" svg:y="2.651cm">
          <text:p text:style-name="P1"><text:span text:style-name="T1">Bezier Envelo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3.429cm" svg:height="0.762cm" svg:x="1.889cm" svg:y="4.683cm">
          <text:p text:style-name="P1"><text:span text:style-name="T1">Bezier Envelo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2" draw:layer="layout" svg:x1="19.542cm" svg:y1="7.604cm" svg:x2="20.812cm" svg:y2="7.604cm">
          <text:p/>
        </draw:line>
        <draw:custom-shape draw:style-name="gr9" draw:text-style-name="P1" draw:layer="layout" svg:width="3.429cm" svg:height="0.762cm" svg:x="16.113cm" svg:y="5.191cm">
          <text:p text:style-name="P1"><text:span text:style-name="T1">Bezier Envelo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921cm" svg:height="0.762cm" svg:x="16.621cm" svg:y="6.207cm">
          <text:p text:style-name="P1"><text:span text:style-name="T1">Exp.Envelo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2" draw:layer="layout" svg:x1="19.542cm" svg:y1="6.588cm" svg:x2="21.955cm" svg:y2="6.588cm">
          <text:p/>
        </draw:line>
        <draw:line draw:style-name="gr14" draw:text-style-name="P2" draw:layer="layout" svg:x1="19.542cm" svg:y1="5.572cm" svg:x2="23.479cm" svg:y2="5.572cm">
          <text:p/>
        </draw:line>
        <draw:custom-shape draw:style-name="gr5" draw:text-style-name="P3" draw:layer="layout" svg:width="0.508cm" svg:height="0.508cm" draw:transform="rotate (-1.5707963267949) translate (26.4cm 9.12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2" draw:layer="layout" svg:x1="23.733cm" svg:y1="9.382cm" svg:x2="25.892cm" svg:y2="9.382cm">
          <text:p/>
        </draw:line>
        <draw:custom-shape draw:style-name="gr1" draw:text-style-name="P1" draw:layer="layout" svg:width="2.921cm" svg:height="0.762cm" svg:x="24.622cm" svg:y="4.429cm">
          <text:p text:style-name="P1"><text:span text:style-name="T1">Exp.Envelo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2" draw:layer="layout" svg:x1="26.146cm" svg:y1="5.191cm" svg:x2="26.146cm" svg:y2="9.128cm">
          <text:p/>
        </draw:line>
        <draw:frame draw:style-name="gr8" draw:text-style-name="P5" draw:layer="layout" svg:width="2.026cm" svg:height="0.581cm" svg:x="26.152cm" svg:y="5.245cm">
          <draw:text-box>
            <text:p text:style-name="P4"><text:span text:style-name="T2">GainD</text:span><text:span text:style-name="T2">ecay</text:span></text:p>
          </draw:text-box>
        </draw:frame>
        <draw:custom-shape draw:style-name="gr16" draw:text-style-name="P2" draw:layer="layout" svg:width="11.938cm" svg:height="5.969cm" svg:x="12.176cm" svg:y="4.81cm">
          <text:p/>
          <draw:enhanced-geometry svg:viewBox="0 0 21600 21600" draw:path-stretchpoint-x="10800" draw:path-stretchpoint-y="10800" draw:text-areas="?f3 ?f4 ?f5 ?f6" draw:type="round-rectangle" draw:modifiers="1654.453009676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1.772cm" svg:height="0.662cm" svg:x="27.295cm" svg:y="9.001cm">
          <draw:text-box>
            <text:p text:style-name="P9"><text:span text:style-name="T1">out</text:span><text:span text:style-name="T1">put</text:span></text:p>
          </draw:text-box>
        </draw:frame>
        <draw:frame draw:style-name="gr8" draw:text-style-name="P8" draw:layer="layout" svg:width="2.28cm" svg:height="0.747cm" svg:x="12.436cm" svg:y="4.937cm">
          <draw:text-box>
            <text:p text:style-name="P7"><text:span text:style-name="T3">C</text:span><text:span text:style-name="T3">a</text:span><text:span text:style-name="T3">r</text:span><text:span text:style-name="T3">r</text:span><text:span text:style-name="T3">i</text:span><text:span text:style-name="T3">e</text:span><text:span text:style-name="T3">r</text:span></text:p>
          </draw:text-box>
        </draw:frame>
        <draw:frame draw:style-name="gr12" draw:text-style-name="P5" draw:layer="layout" svg:width="0.889cm" svg:height="0.635cm" svg:x="16.367cm" svg:y="8.874cm">
          <draw:text-box>
            <text:p text:style-name="P4"><text:span text:style-name="T2">FM</text:span></text:p>
          </draw:text-box>
        </draw:frame>
        <draw:frame draw:style-name="gr8" draw:text-style-name="P5" draw:layer="layout" svg:width="2.026cm" svg:height="0.911cm" svg:x="17.093cm" svg:y="9.817cm">
          <draw:text-box>
            <text:p text:style-name="P4"><text:span text:style-name="T2">Fre</text:span><text:span text:style-name="T2">que</text:span><text:span text:style-name="T2">ncy</text:span></text:p>
            <text:p text:style-name="P4"><text:span text:style-name="T2">Det</text:span><text:span text:style-name="T2">une</text:span></text:p>
          </draw:text-box>
        </draw:frame>
        <draw:custom-shape draw:style-name="gr5" draw:text-style-name="P3" draw:layer="layout" svg:width="0.508cm" svg:height="0.508cm" draw:transform="rotate (-1.5707963267949) translate (15.605cm 9.12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5" draw:layer="layout" svg:width="1.857cm" svg:height="0.581cm" svg:x="14.335cm" svg:y="8.493cm">
          <draw:text-box>
            <text:p text:style-name="P4"><text:span text:style-name="T2">ModI</text:span><text:span text:style-name="T2">ndex</text:span></text:p>
          </draw:text-box>
        </draw:frame>
        <draw:line draw:style-name="gr14" draw:text-style-name="P2" draw:layer="layout" svg:x1="13.7cm" svg:y1="9.382cm" svg:x2="15.097cm" svg:y2="9.382cm">
          <text:p/>
        </draw:line>
        <draw:frame draw:style-name="gr8" draw:text-style-name="P5" draw:layer="layout" svg:width="2.365cm" svg:height="0.581cm" svg:x="20.05cm" svg:y="9.817cm">
          <draw:text-box>
            <text:p text:style-name="P4"><text:span text:style-name="T2">FilterSta</text:span><text:span text:style-name="T2">ck</text:span></text:p>
          </draw:text-box>
        </draw:frame>
        <draw:line draw:style-name="gr14" draw:text-style-name="P2" draw:layer="layout" svg:x1="10.017cm" svg:y1="6.842cm" svg:x2="13.446cm" svg:y2="6.842cm">
          <text:p/>
        </draw:line>
        <draw:frame draw:style-name="gr12" draw:text-style-name="P5" draw:layer="layout" svg:width="3.048cm" svg:height="0.635cm" svg:x="2.397cm" svg:y="9.89cm">
          <draw:text-box>
            <text:p text:style-name="P4"><text:span text:style-name="T2">Frequency</text:span><text:span text:style-name="T2">*Ratio</text:span></text:p>
          </draw:text-box>
        </draw:frame>
        <draw:frame draw:style-name="gr12" draw:text-style-name="P5" draw:layer="layout" svg:width="3.048cm" svg:height="0.911cm" svg:x="1.381cm" svg:y="5.826cm">
          <draw:text-box>
            <text:p text:style-name="P4"><text:span text:style-name="T2">Frequency*Ratio</text:span></text:p>
            <text:p text:style-name="P4"><text:span text:style-name="T2">BandWidt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 Mono" fo:font-family="'DejaVu Sans Mono'" style:font-style-name="Book" style:font-family-generic="modern" style:font-pitch="fixed" fo:font-size="1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start-width="0.152cm" draw:marker-end-width="0.152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21:41:11.972203815</meta:creation-date>
    <meta:editing-duration>PT1H33M28S</meta:editing-duration>
    <meta:editing-cycles>77</meta:editing-cycles>
    <meta:generator>LibreOffice/6.0.6.2$Linux_X86_64 LibreOffice_project/00$Build-2</meta:generator>
    <dc:title>A4_Landscape</dc:title>
    <dc:date>2018-11-12T23:25:49.900979211</dc:date>
    <meta:document-statistic meta:object-count="70"/>
    <meta:template xlink:type="simple" xlink:actuate="onRequest" xlink:title="A4_Landscape" xlink:href="../../../../../Templates/A4_Landscape.otg" meta:date="2018-11-12T21:41:09.790290992"/>
  </office:meta>
</office:document-meta>
</file>